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BB9AD9F6C05582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00ffff" draw:textarea-horizontal-align="justify" draw:textarea-vertical-align="middle" draw:auto-grow-height="false" fo:min-height="4.74cm" fo:min-width="4.49cm"/>
    </style:style>
    <style:style style:name="gr2" style:family="graphic" style:parent-style-name="Object_20_with_20_no_20_fill_20_and_20_no_20_line">
      <style:graphic-properties draw:stroke="solid" svg:stroke-width="0cm" draw:marker-start-width="0.2cm" draw:marker-end-width="0.2cm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99cm" svg:height="4.99cm" svg:x="1.762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9cm" svg:height="4.19cm" svg:x="2.162cm" svg:y="2.162cm">
          <draw:image xlink:href="Pictures/10000000000000C8000000C8BB9AD9F6C055824D.png" xlink:type="simple" xlink:show="embed" xlink:actuate="onLoad">
            <text:p/>
          </draw:image>
        </draw:frame>
        <draw:custom-shape draw:style-name="gr1" draw:text-style-name="P1" draw:layer="layout" svg:width="4.99cm" svg:height="4.99cm" svg:x="10.398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4cm" svg:x="10.893cm" svg:y="2.384cm">
          <draw:image xlink:href="Pictures/10000000000000C8000000C8BB9AD9F6C055824D.png" xlink:type="simple" xlink:show="embed" xlink:actuate="onLoad">
            <text:p/>
          </draw:image>
        </draw:frame>
        <draw:custom-shape draw:style-name="gr1" draw:text-style-name="P1" draw:layer="layout" svg:width="4.99cm" svg:height="4.99cm" svg:x="1.725cm" svg:y="7.9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9cm" svg:height="4.19cm" svg:x="2.125cm" svg:y="8.385cm">
          <draw:image xlink:href="Pictures/10000000000000C8000000C8BB9AD9F6C055824D.png" xlink:type="simple" xlink:show="embed" xlink:actuate="onLoad">
            <text:p/>
          </draw:image>
        </draw:frame>
        <draw:custom-shape draw:style-name="gr1" draw:text-style-name="P1" draw:layer="layout" svg:width="4.99cm" svg:height="4.99cm" svg:x="10.361cm" svg:y="8.1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4cm" svg:x="10.856cm" svg:y="8.607cm">
          <draw:image xlink:href="Pictures/10000000000000C8000000C8BB9AD9F6C05582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0-04-19T11:32:52.371922017</meta:print-date>
    <dc:date>2020-04-30T08:54:26.874174761</dc:date>
    <meta:editing-duration>PT14M15S</meta:editing-duration>
    <meta:editing-cycles>2</meta:editing-cycles>
    <meta:generator>LibreOffice/5.1.6.2$Linux_X86_64 LibreOffice_project/10m0$Build-2</meta:generator>
    <meta:document-statistic meta:object-count="8"/>
  </office:meta>
</office:document-meta>
</file>